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Le titre de la page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div id="mon_texte"&gt;</text:span></text:p>
      <text:p text:style-name="P1"><text:span text:style-name="T1">&lt;a&gt;Un peu de texte &lt;/a&gt;</text:span></text:p>
      <text:p text:style-name="P1"><text:span text:style-name="T1">&lt;/div&gt;</text:span></text:p>
      <text:p text:style-name="P1"><text:span text:style-name="T1">&lt;script&gt;</text:span></text:p>
      <text:p text:style-name="P1"><text:span text:style-name="T1">var texte = document.getElementById('mon_texte');</text:span></text:p>
      <text:p text:style-name="P1"><text:span text:style-name="T1">texte.innerHTML += ' &lt;strong&gt;et une portion en plus&lt;/strong&gt;.';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